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27e489"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alibri" fo:font-size="14pt" fo:font-weight="bold" officeooo:rsid="004524cb" officeooo:paragraph-rsid="004524cb" style:font-size-asian="14pt" style:font-weight-asian="bold" style:font-size-complex="14pt" style:font-weight-complex="bold"/>
    </style:style>
    <style:style style:name="P7" style:family="paragraph" style:parent-style-name="Text_20_body">
      <style:paragraph-properties fo:text-align="justify" style:justify-single-word="false"/>
      <style:text-properties style:font-name="Calibri" fo:font-weight="normal" officeooo:rsid="0052411e" officeooo:paragraph-rsid="0052411e" style:font-weight-asian="normal" style:font-weight-complex="normal"/>
    </style:style>
    <style:style style:name="P8" style:family="paragraph" style:parent-style-name="Text_20_body">
      <style:paragraph-properties fo:text-align="justify" style:justify-single-word="false"/>
      <style:text-properties style:font-name="Calibri" fo:font-weight="normal" officeooo:rsid="004524cb" officeooo:paragraph-rsid="006609b4" style:font-weight-asian="normal" style:font-weight-complex="normal"/>
    </style:style>
    <style:style style:name="P9" style:family="paragraph" style:parent-style-name="Text_20_body">
      <style:paragraph-properties fo:text-align="justify" style:justify-single-word="false"/>
      <style:text-properties style:font-name="Calibri" fo:font-weight="normal" officeooo:rsid="006b0e7e" officeooo:paragraph-rsid="006b0e7e" style:font-weight-asian="normal" style:font-weight-complex="normal"/>
    </style:style>
    <style:style style:name="P10" style:family="paragraph" style:parent-style-name="Text_20_body">
      <style:paragraph-properties fo:text-align="justify" style:justify-single-word="false"/>
      <style:text-properties style:font-name="Calibri" fo:font-weight="normal" officeooo:rsid="004bbd94" officeooo:paragraph-rsid="004bbd94" style:font-weight-asian="normal" style:font-weight-complex="normal"/>
    </style:style>
    <style:style style:name="P11" style:family="paragraph" style:parent-style-name="Text_20_body">
      <style:paragraph-properties fo:text-align="justify" style:justify-single-word="false"/>
      <style:text-properties style:font-name="Calibri" fo:font-weight="normal" officeooo:rsid="00476363" officeooo:paragraph-rsid="00476363" style:font-weight-asian="normal" style:font-weight-complex="normal"/>
    </style:style>
    <style:style style:name="P12" style:family="paragraph" style:parent-style-name="Text_20_body">
      <style:paragraph-properties fo:text-align="justify" style:justify-single-word="false"/>
      <style:text-properties style:font-name="Calibri" fo:font-weight="normal" officeooo:rsid="0048bd2f" officeooo:paragraph-rsid="0048bd2f" style:font-weight-asian="normal" style:font-weight-complex="normal"/>
    </style:style>
    <style:style style:name="P13" style:family="paragraph" style:parent-style-name="Text_20_body">
      <style:paragraph-properties fo:text-align="justify" style:justify-single-word="false"/>
      <style:text-properties style:font-name="Calibri" fo:font-weight="normal" officeooo:rsid="004da43a" officeooo:paragraph-rsid="0050de71" style:font-weight-asian="normal" style:font-weight-complex="normal"/>
    </style:style>
    <style:style style:name="P14" style:family="paragraph" style:parent-style-name="Text_20_body">
      <style:paragraph-properties fo:text-align="justify" style:justify-single-word="false"/>
      <style:text-properties style:font-name="Calibri" fo:font-weight="normal" officeooo:rsid="005292bd" officeooo:paragraph-rsid="005292bd" style:font-weight-asian="normal" style:font-weight-complex="normal"/>
    </style:style>
    <style:style style:name="P15" style:family="paragraph" style:parent-style-name="Text_20_body">
      <style:paragraph-properties fo:text-align="justify" style:justify-single-word="false"/>
      <style:text-properties style:font-name="Calibri" fo:font-weight="bold" officeooo:rsid="004524cb" officeooo:paragraph-rsid="004524cb" style:font-weight-asian="bold" style:font-weight-complex="bold"/>
    </style:style>
    <style:style style:name="P16" style:family="paragraph" style:parent-style-name="Text_20_body">
      <style:paragraph-properties fo:text-align="justify" style:justify-single-word="false"/>
      <style:text-properties style:font-name="Calibri" fo:font-size="16pt" fo:font-weight="bold" officeooo:rsid="001f6493" style:font-size-asian="16pt" style:font-weight-asian="bold" style:font-size-complex="16pt" style:font-weight-complex="bold"/>
    </style:style>
    <style:style style:name="P17" style:family="paragraph" style:parent-style-name="Text_20_body">
      <style:paragraph-properties fo:text-align="justify" style:justify-single-word="false"/>
      <style:text-properties fo:font-weight="bold" officeooo:rsid="001f6493" style:font-weight-asian="bold" style:font-weight-complex="bold"/>
    </style:style>
    <style:style style:name="P18" style:family="paragraph" style:parent-style-name="Text_20_body">
      <style:paragraph-properties fo:text-align="justify" style:justify-single-word="false"/>
      <style:text-properties style:font-name="Calibri" fo:font-weight="normal" officeooo:rsid="001f6493" style:font-weight-asian="normal" style:font-weight-complex="normal"/>
    </style:style>
    <style:style style:name="P19" style:family="paragraph" style:parent-style-name="Text_20_body">
      <style:paragraph-properties fo:text-align="justify" style:justify-single-word="false"/>
      <style:text-properties style:font-name="Calibri"/>
    </style:style>
    <style:style style:name="P20" style:family="paragraph" style:parent-style-name="Text_20_body">
      <style:paragraph-properties fo:text-align="justify" style:justify-single-word="false"/>
      <style:text-properties style:font-name="Calibri" fo:font-size="14pt" style:text-underline-style="none" fo:font-weight="bold" officeooo:rsid="0027e489" officeooo:paragraph-rsid="0027e489" style:font-size-asian="14pt" style:font-weight-asian="bold" style:font-size-complex="14pt" style:font-weight-complex="bold"/>
    </style:style>
    <style:style style:name="P21" style:family="paragraph" style:parent-style-name="Text_20_body">
      <style:paragraph-properties fo:text-align="justify" style:justify-single-word="false"/>
      <style:text-properties style:font-name="Calibri" fo:font-size="14pt" style:text-underline-style="none" fo:font-weight="bold" officeooo:rsid="006d4940" officeooo:paragraph-rsid="006d4940" style:font-size-asian="14pt" style:font-weight-asian="bold" style:font-size-complex="14pt" style:font-weight-complex="bold"/>
    </style:style>
    <style:style style:name="P22" style:family="paragraph" style:parent-style-name="Text_20_body" style:list-style-name="L1">
      <style:paragraph-properties fo:text-align="justify" style:justify-single-word="false"/>
      <style:text-properties style:font-name="Calibri" fo:font-size="12pt" style:text-underline-style="none" fo:font-weight="normal" officeooo:rsid="006d4940" officeooo:paragraph-rsid="006d4940" style:font-size-asian="12pt" style:font-weight-asian="normal" style:font-size-complex="12pt" style:font-weight-complex="normal"/>
    </style:style>
    <style:style style:name="P23" style:family="paragraph" style:parent-style-name="Text_20_body" style:list-style-name="L1">
      <style:paragraph-properties fo:text-align="justify" style:justify-single-word="false"/>
      <style:text-properties style:font-name="Calibri" fo:font-size="12pt" style:text-underline-style="none" fo:font-weight="normal" officeooo:rsid="006ecc20" officeooo:paragraph-rsid="006ecc20" style:font-size-asian="12pt" style:font-weight-asian="normal" style:font-size-complex="12pt" style:font-weight-complex="normal"/>
    </style:style>
    <style:style style:name="P24" style:family="paragraph" style:parent-style-name="Text_20_body" style:list-style-name="L1">
      <style:paragraph-properties fo:text-align="justify" style:justify-single-word="false"/>
      <style:text-properties style:font-name="Calibri" fo:font-size="12pt" style:text-underline-style="none" fo:font-weight="normal" officeooo:rsid="00707058" officeooo:paragraph-rsid="00707058" style:font-size-asian="12pt" style:font-weight-asian="normal" style:font-size-complex="12pt" style:font-weight-complex="normal"/>
    </style:style>
    <style:style style:name="P25" style:family="paragraph" style:parent-style-name="Text_20_body" style:list-style-name="L1">
      <style:paragraph-properties fo:text-align="justify" style:justify-single-word="false"/>
      <style:text-properties style:font-name="Calibri" fo:font-size="12pt" style:text-underline-style="none" fo:font-weight="normal" officeooo:rsid="00725308" officeooo:paragraph-rsid="00725308"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27e489" style:font-size-asian="16pt" style:font-weight-asian="bold" style:font-size-complex="16pt" style:font-weight-complex="bold"/>
    </style:style>
    <style:style style:name="P27" style:family="paragraph" style:parent-style-name="Text_20_body">
      <style:paragraph-properties fo:text-align="justify" style:justify-single-word="false"/>
      <style:text-properties style:font-name="Calibri" fo:font-size="14pt" fo:font-weight="bold" officeooo:rsid="00343795" officeooo:paragraph-rsid="003d257d" style:font-size-asian="14pt" style:font-weight-asian="bold" style:font-size-complex="14pt" style:font-weight-complex="bold"/>
    </style:style>
    <style:style style:name="P28" style:family="paragraph" style:parent-style-name="Text_20_body">
      <style:paragraph-properties fo:text-align="justify" style:justify-single-word="false"/>
      <style:text-properties style:font-name="Calibri" officeooo:rsid="00343795" officeooo:paragraph-rsid="003d257d"/>
    </style:style>
    <style:style style:name="P29" style:family="paragraph" style:parent-style-name="Text_20_body">
      <style:paragraph-properties fo:text-align="justify" style:justify-single-word="false"/>
      <style:text-properties style:font-name="Calibri" fo:font-size="14pt" fo:font-style="italic" fo:font-weight="bold" officeooo:rsid="0027e489" officeooo:paragraph-rsid="003d257d" style:font-size-asian="14pt" style:font-style-asian="italic" style:font-weight-asian="bold" style:font-size-complex="14pt" style:font-style-complex="italic" style:font-weight-complex="bold"/>
    </style:style>
    <style:style style:name="P30" style:family="paragraph" style:parent-style-name="Text_20_body">
      <style:paragraph-properties fo:text-align="justify" style:justify-single-word="false"/>
      <style:text-properties style:font-name="Calibri" officeooo:rsid="0027e489" officeooo:paragraph-rsid="003d257d"/>
    </style:style>
    <style:style style:name="P31" style:family="paragraph" style:parent-style-name="Text_20_body">
      <style:paragraph-properties fo:text-align="justify" style:justify-single-word="false"/>
      <style:text-properties style:font-name="Calibri" fo:font-size="14pt" style:text-underline-style="none" fo:font-weight="bold" officeooo:rsid="002cd702" officeooo:paragraph-rsid="002cd702" style:font-size-asian="14pt" style:font-weight-asian="bold" style:font-size-complex="14pt" style:font-weight-complex="bold"/>
    </style:style>
    <style:style style:name="P32" style:family="paragraph" style:parent-style-name="Text_20_body">
      <style:paragraph-properties fo:text-align="justify" style:justify-single-word="false"/>
      <style:text-properties style:font-name="Calibri" officeooo:rsid="0027e489" officeooo:paragraph-rsid="0027e489"/>
    </style:style>
    <style:style style:name="P33" style:family="paragraph" style:parent-style-name="Text_20_body">
      <style:paragraph-properties fo:text-align="justify" style:justify-single-word="false"/>
      <style:text-properties style:font-name="Calibri" fo:font-size="14pt" fo:font-weight="bold" officeooo:rsid="0027e489" officeooo:paragraph-rsid="0027e489" style:font-size-asian="14pt" style:font-weight-asian="bold" style:font-size-complex="14pt" style:font-weight-complex="bold"/>
    </style:style>
    <style:style style:name="P34" style:family="paragraph" style:parent-style-name="Text_20_body">
      <style:paragraph-properties fo:text-align="justify" style:justify-single-word="false"/>
      <style:text-properties style:font-name="Calibri" fo:font-size="14pt" fo:font-weight="bold" officeooo:rsid="0031870d" officeooo:paragraph-rsid="0031870d" style:font-size-asian="14pt" style:font-weight-asian="bold" style:font-size-complex="14pt" style:font-weight-complex="bold"/>
    </style:style>
    <style:style style:name="P35" style:family="paragraph" style:parent-style-name="Text_20_body">
      <style:paragraph-properties fo:text-align="justify" style:justify-single-word="false"/>
      <style:text-properties style:font-name="Calibri" officeooo:rsid="0031870d" officeooo:paragraph-rsid="0031870d"/>
    </style:style>
    <style:style style:name="P36" style:family="paragraph" style:parent-style-name="Text_20_body">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35e17b" style:font-size-asian="16pt" style:font-weight-asian="bold" style:font-size-complex="16pt" style:font-weight-complex="bold"/>
    </style:style>
    <style:style style:name="P37" style:family="paragraph" style:parent-style-name="Text_20_body">
      <style:paragraph-properties fo:text-align="justify" style:justify-single-word="false"/>
      <style:text-properties style:font-name="Calibri" fo:font-size="14pt" style:text-underline-style="none" fo:font-weight="bold" officeooo:rsid="0027e489" officeooo:paragraph-rsid="0035e17b" style:font-size-asian="14pt" style:font-weight-asian="bold" style:font-size-complex="14pt" style:font-weight-complex="bold"/>
    </style:style>
    <style:style style:name="P38" style:family="paragraph" style:parent-style-name="Text_20_body">
      <style:paragraph-properties fo:text-align="justify" style:justify-single-word="false"/>
      <style:text-properties style:font-name="Calibri" fo:font-size="16pt" style:text-underline-style="none" fo:font-weight="bold" officeooo:rsid="0027e489" officeooo:paragraph-rsid="0035e17b" style:font-size-asian="16pt" style:font-weight-asian="bold" style:font-size-complex="16pt" style:font-weight-complex="bold"/>
    </style:style>
    <style:style style:name="P39" style:family="paragraph" style:parent-style-name="Text_20_body">
      <style:paragraph-properties fo:text-align="justify" style:justify-single-word="false"/>
      <style:text-properties style:font-name="Calibri" fo:font-size="14pt" style:text-underline-style="none" fo:font-weight="bold" officeooo:rsid="0027e489" officeooo:paragraph-rsid="0038a80f" style:font-size-asian="14pt" style:font-weight-asian="bold" style:font-size-complex="14pt" style:font-weight-complex="bold"/>
    </style:style>
    <style:style style:name="P40" style:family="paragraph" style:parent-style-name="Text_20_body">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2e3add" style:font-size-asian="16pt" style:font-weight-asian="bold" style:font-size-complex="16pt" style:font-weight-complex="bold"/>
    </style:style>
    <style:style style:name="P41" style:family="paragraph" style:parent-style-name="Text_20_body">
      <style:paragraph-properties fo:text-align="justify" style:justify-single-word="false"/>
      <style:text-properties style:font-name="Calibri" fo:font-size="14pt" style:text-underline-style="none" fo:font-weight="bold" officeooo:rsid="0027e489" officeooo:paragraph-rsid="0035a78c" style:font-size-asian="14pt" style:font-weight-asian="bold" style:font-size-complex="14pt" style:font-weight-complex="bold"/>
    </style:style>
    <style:style style:name="P42" style:family="paragraph" style:parent-style-name="Text_20_body" style:list-style-name="L2">
      <style:paragraph-properties fo:text-align="justify" style:justify-single-word="false"/>
      <style:text-properties style:font-name="Calibri" fo:font-size="12pt" style:text-underline-style="none" fo:font-weight="normal" officeooo:rsid="0027e489" officeooo:paragraph-rsid="002e3add" style:font-size-asian="12pt" style:font-weight-asian="normal" style:font-size-complex="12pt" style:font-weight-complex="normal"/>
    </style:style>
    <style:style style:name="P43" style:family="paragraph" style:parent-style-name="Text_20_body" style:list-style-name="L2">
      <style:paragraph-properties fo:text-align="justify" style:justify-single-word="false"/>
      <style:text-properties style:font-name="Calibri" officeooo:rsid="0027e489" style:font-size-asian="12pt"/>
    </style:style>
    <style:style style:name="P44" style:family="paragraph" style:parent-style-name="Text_20_body">
      <style:paragraph-properties fo:text-align="justify" style:justify-single-word="false"/>
      <style:text-properties style:font-name="Calibri" fo:font-size="14pt" fo:font-weight="bold" officeooo:rsid="0027e489" style:font-size-asian="14pt" style:font-weight-asian="bold" style:font-size-complex="14pt" style:font-weight-complex="bold"/>
    </style:style>
    <style:style style:name="P45" style:family="paragraph" style:parent-style-name="Text_20_body">
      <style:paragraph-properties fo:text-align="justify" style:justify-single-word="false"/>
      <style:text-properties style:font-name="Calibri" officeooo:rsid="0027e489" style:font-size-asian="12pt"/>
    </style:style>
    <style:style style:name="P46" style:family="paragraph" style:parent-style-name="Text_20_body">
      <style:paragraph-properties fo:text-align="justify" style:justify-single-word="false"/>
      <style:text-properties style:font-name="Calibri" fo:font-size="14pt" style:text-underline-style="none" fo:font-weight="bold" officeooo:rsid="0027e489" officeooo:paragraph-rsid="003d257d" style:font-size-asian="14pt" style:font-weight-asian="bold" style:font-size-complex="14pt" style:font-weight-complex="bold"/>
    </style:style>
    <style:style style:name="P47" style:family="paragraph" style:parent-style-name="Text_20_body">
      <style:paragraph-properties fo:text-align="justify" style:justify-single-word="false"/>
      <style:text-properties style:font-name="Calibri" fo:font-size="12pt" style:text-underline-style="none" fo:font-weight="normal" officeooo:rsid="0027e489" officeooo:paragraph-rsid="003d257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3d257d" style:font-size-asian="16pt" style:font-weight-asian="bold" style:font-size-complex="16pt" style:font-weight-complex="bold"/>
    </style:style>
    <style:style style:name="P49" style:family="paragraph" style:parent-style-name="Text_20_body">
      <style:paragraph-properties fo:text-align="justify" style:justify-single-word="false"/>
      <style:text-properties style:font-name="Calibri" fo:font-size="14pt" style:text-underline-style="none" fo:font-weight="bold" officeooo:rsid="003d257d" officeooo:paragraph-rsid="003d257d" style:font-size-asian="14pt" style:font-weight-asian="bold" style:font-size-complex="14pt" style:font-weight-complex="bold"/>
    </style:style>
    <style:style style:name="P50" style:family="paragraph" style:parent-style-name="Text_20_body">
      <style:paragraph-properties fo:text-align="justify" style:justify-single-word="false"/>
      <style:text-properties style:font-name="Calibri" fo:font-size="12pt" style:text-underline-style="none" fo:font-weight="normal" officeooo:rsid="003d257d" officeooo:paragraph-rsid="003d257d" style:font-size-asian="12pt" style:font-weight-asian="normal" style:font-size-complex="12pt" style:font-weight-complex="normal"/>
    </style:style>
    <style:style style:name="T1" style:family="text">
      <style:text-properties officeooo:rsid="001e7fab"/>
    </style:style>
    <style:style style:name="T2" style:family="text">
      <style:text-properties style:font-name="Calibri"/>
    </style:style>
    <style:style style:name="T3" style:family="text">
      <style:text-properties style:font-name="Calibri" officeooo:rsid="001e7fab"/>
    </style:style>
    <style:style style:name="T4" style:family="text">
      <style:text-properties style:font-name="Calibri" officeooo:rsid="0045faab"/>
    </style:style>
    <style:style style:name="T5" style:family="text">
      <style:text-properties style:font-name="Calibri" officeooo:rsid="002e7d03"/>
    </style:style>
    <style:style style:name="T6" style:family="text">
      <style:text-properties style:font-name="Calibri" officeooo:rsid="001f6493"/>
    </style:style>
    <style:style style:name="T7" style:family="text">
      <style:text-properties style:font-name="Calibri" fo:font-weight="bold" officeooo:rsid="001f6493" style:font-weight-asian="bold" style:font-weight-complex="bold"/>
    </style:style>
    <style:style style:name="T8" style:family="text">
      <style:text-properties officeooo:rsid="0063594b"/>
    </style:style>
    <style:style style:name="T9" style:family="text">
      <style:text-properties officeooo:rsid="006609b4"/>
    </style:style>
    <style:style style:name="T10" style:family="text">
      <style:text-properties officeooo:rsid="00474555"/>
    </style:style>
    <style:style style:name="T11" style:family="text">
      <style:text-properties officeooo:rsid="0045faab"/>
    </style:style>
    <style:style style:name="T12" style:family="text">
      <style:text-properties officeooo:rsid="00465e76"/>
    </style:style>
    <style:style style:name="T13" style:family="text">
      <style:text-properties officeooo:rsid="006c7c61"/>
    </style:style>
    <style:style style:name="T14" style:family="text">
      <style:text-properties officeooo:rsid="006ceb61"/>
    </style:style>
    <style:style style:name="T15" style:family="text">
      <style:text-properties officeooo:rsid="0050de71"/>
    </style:style>
    <style:style style:name="T16" style:family="text">
      <style:text-properties officeooo:rsid="006b0e7e"/>
    </style:style>
    <style:style style:name="T17" style:family="text">
      <style:text-properties officeooo:rsid="00490a03"/>
    </style:style>
    <style:style style:name="T18" style:family="text">
      <style:text-properties officeooo:rsid="004ab49b"/>
    </style:style>
    <style:style style:name="T19" style:family="text">
      <style:text-properties officeooo:rsid="004dc441"/>
    </style:style>
    <style:style style:name="T20" style:family="text">
      <style:text-properties officeooo:rsid="004f62d2"/>
    </style:style>
    <style:style style:name="T21" style:family="text">
      <style:text-properties officeooo:rsid="004f9dcf"/>
    </style:style>
    <style:style style:name="T22" style:family="text">
      <style:text-properties officeooo:rsid="00521285"/>
    </style:style>
    <style:style style:name="T23" style:family="text">
      <style:text-properties style:font-name="Calibri" fo:font-weight="normal" style:font-weight-asian="normal" style:font-weight-complex="normal"/>
    </style:style>
    <style:style style:name="T24" style:family="text">
      <style:text-properties style:font-name="Calibri" officeooo:rsid="0021452d"/>
    </style:style>
    <style:style style:name="T25" style:family="text">
      <style:text-properties style:font-name="Calibri" fo:font-weight="bold" style:font-weight-asian="bold" style:font-weight-complex="bold"/>
    </style:style>
    <style:style style:name="T26" style:family="text">
      <style:text-properties style:font-name="Calibri" fo:font-weight="bold" officeooo:rsid="0021452d" style:font-weight-asian="bold" style:font-weight-complex="bold"/>
    </style:style>
    <style:style style:name="T27" style:family="text">
      <style:text-properties style:font-name="Calibri" fo:font-weight="normal" officeooo:rsid="00246e99" style:font-weight-asian="normal" style:font-weight-complex="normal"/>
    </style:style>
    <style:style style:name="T28" style:family="text">
      <style:text-properties officeooo:rsid="002f59ac"/>
    </style:style>
    <style:style style:name="T29" style:family="text">
      <style:text-properties fo:font-weight="normal" officeooo:rsid="001f6493" style:font-weight-asian="normal" style:font-weight-complex="normal"/>
    </style:style>
    <style:style style:name="T30" style:family="text">
      <style:text-properties officeooo:rsid="006ecc20"/>
    </style:style>
    <style:style style:name="T31" style:family="text">
      <style:text-properties officeooo:rsid="002fc56f"/>
    </style:style>
    <style:style style:name="T32" style:family="text">
      <style:text-properties fo:font-weight="bold" style:font-weight-asian="bold" style:font-weight-complex="bold"/>
    </style:style>
    <style:style style:name="T33" style:family="text">
      <style:text-properties officeooo:rsid="0035e17b"/>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officeooo:rsid="0038a80f"/>
    </style:style>
    <style:style style:name="T36" style:family="text">
      <style:text-properties officeooo:rsid="002e3add"/>
    </style:style>
    <style:style style:name="T37" style:family="text">
      <style:text-properties fo:font-size="12pt" style:text-underline-style="none" fo:font-weight="normal" style:font-size-asian="12pt" style:font-weight-asian="normal" style:font-size-complex="12pt" style:font-weight-complex="normal"/>
    </style:style>
    <style:style style:name="T38" style:family="text">
      <style:text-properties officeooo:rsid="0077143a"/>
    </style:style>
    <style:style style:name="T39" style:family="text">
      <style:text-properties officeooo:rsid="003d257d"/>
    </style:style>
    <style:style style:name="T40" style:family="text">
      <style:text-properties officeooo:rsid="00790740"/>
    </style:style>
    <style:style style:name="T41" style:family="text">
      <style:text-properties officeooo:rsid="003f051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Assuntos Gerais</text:p>
      <text:p text:style-name="P2"/>
      <text:p text:style-name="P2">Fale um pouco sobre você?</text:p>
      <text:p text:style-name="P3"/>
      <text:p text:style-name="P3">Meu nome é Rodrigo <text:span text:style-name="T1">Landim</text:span>, sou Desenvolvedor Sênior com mais de <text:span text:style-name="T1">20</text:span> anos de experiência em tecnologia.</text:p>
      <text:p text:style-name="P3"/>
      <text:p text:style-name="P4"><text:span text:style-name="T2">Atualmente trabalho na </text:span><text:span text:style-name="Strong_20_Emphasis"><text:span text:style-name="T2">Benner</text:span></text:span><text:span text:style-name="T2">, onde atuo há mais de 6 anos em sistemas críticos </text:span><text:span text:style-name="T3">na área de auto gestão de saúde</text:span><text:span text:style-name="T2">, </text:span><text:span text:style-name="T3">t</text:span><text:span text:style-name="T4">r</text:span><text:span text:style-name="T3">abalhei alocado na Cassi e atualmente estou na Caixa</text:span><text:span text:style-name="T2">. </text:span><text:span text:style-name="T3">Atualmente estou trabalhando com</text:span><text:span text:style-name="T2"> </text:span><text:span text:style-name="Strong_20_Emphasis"><text:span text:style-name="T2">.NET, React e Oracle</text:span></text:span><text:span text:style-name="T2">, com forte atuação em </text:span><text:span text:style-name="Strong_20_Emphasis"><text:span text:style-name="T2">arquitetura de software, microserviços e cloud</text:span></text:span><text:span text:style-name="T2">. No meu dia a dia aplico </text:span><text:span text:style-name="Strong_20_Emphasis"><text:span text:style-name="T2">Clean Code, SOLID, DDD, </text:span></text:span><text:span text:style-name="Strong_20_Emphasis"><text:span text:style-name="T5">TDD</text:span></text:span><text:span text:style-name="Strong_20_Emphasis"><text:span text:style-name="T2">, testes automatizados e CI/CD</text:span></text:span><text:span text:style-name="T2">, utilizando </text:span><text:span text:style-name="Strong_20_Emphasis"><text:span text:style-name="T2">Docker e AWS.</text:span></text:span></text:p>
      <text:p text:style-name="P3"/>
      <text:p text:style-name="P5"><text:span text:style-name="T2">Antes disso, na </text:span><text:span text:style-name="Strong_20_Emphasis"><text:span text:style-name="T2">Foursys</text:span></text:span><text:span text:style-name="T2">, participei do desenvolvimento do aplicativo </text:span><text:span text:style-name="Strong_20_Emphasis"><text:span text:style-name="T2">Caixa Seguradora Odonto &amp; Saúde</text:span></text:span><text:span text:style-name="T2">, </text:span><text:span text:style-name="T6">tabalhando no desenvolvimento do App em si usando </text:span><text:span text:style-name="T7">Xamarin</text:span><text:span text:style-name="T6"> no </text:span><text:span text:style-name="T7">Frontend</text:span><text:span text:style-name="T6"> e </text:span><text:span text:style-name="T7">.NET</text:span><text:span text:style-name="T6"> no </text:span><text:span text:style-name="T7">Backend</text:span><text:span text:style-name="T6">, usando um banco de dados </text:span><text:span text:style-name="T7">SQL Server</text:span><text:span text:style-name="T2">.</text:span></text:p>
      <text:p text:style-name="P5"><text:span text:style-name="T2">Na </text:span><text:span text:style-name="Strong_20_Emphasis"><text:span text:style-name="T2">Emagine</text:span></text:span><text:span text:style-name="T2">, liderei a criação de um sistema completo de gestão imobiliária, com integrações a portais, redes sociais e CRM, utilizando tecnologias como .</text:span><text:span text:style-name="T7">NET</text:span><text:span text:style-name="Strong_20_Emphasis"><text:span text:style-name="T2"> e Angular</text:span></text:span><text:span text:style-name="T2">.</text:span></text:p>
      <text:p text:style-name="P5"><text:span text:style-name="T2">E no </text:span><text:span text:style-name="Strong_20_Emphasis"><text:span text:style-name="T2">Wimoveis</text:span></text:span><text:span text:style-name="T2">, fui responsável pelo desenvolvimento e evolução do maior portal imobiliário do Distrito Federal, que chegou a ter 90% do mercado até sua venda ao ImovelWeb, </text:span><text:span text:style-name="T6">usando </text:span><text:span text:style-name="T7">.NET</text:span><text:span text:style-name="T6"> e </text:span><text:span text:style-name="T7">SQL Server.</text:span></text:p>
      <text:p text:style-name="P6">Histórico Profissional</text:p>
      <text:p text:style-name="P7">Em 2007 eu tirei a certificação MCAD, onde fiz as provas de C# para Web Aplication, web services e SQL Server, que <text:span text:style-name="T8">foi descontinuada pela Microsoft</text:span> em 2009.</text:p>
      <text:p text:style-name="P8">Na Benner atualmente trabalho na maior parte do tempo como Dev Backend .NET,<text:span text:style-name="T9"> alocado na Caixa, mas interagindo com uma equipe na fábrica em Maringá</text:span>. <text:span text:style-name="T10">Atualmente estou trabalhando em um projeto</text:span> <text:span text:style-name="T9">de um sistema para uma consultoria externa, de </text:span><text:span text:style-name="T10">análise </text:span><text:span text:style-name="T9">e auditoria</text:span><text:span text:style-name="T10"> de autorizações e PEGs, </text:span><text:span text:style-name="T9">quando o hospital utiliza um determinado remédio, é essa auditoria que define se o plano cobrirá, quanto pagará e verificar para aquele procedimento, aquele remédio é necessário.</text:span><text:span text:style-name="T11"> </text:span><text:span text:style-name="T9">Esse sistema usa uma</text:span><text:span text:style-name="T11"> API REST, </text:span><text:span text:style-name="T12">em uma arquitetura hexagonal usando princípios de Clean Code, SOLID e DDD </text:span><text:span text:style-name="T9">e</text:span><text:span text:style-name="T10"> uma interface em React. Com um login usando SSO e Oauth, estamos desenvolvendo uma arquitetura de microserviços que se conecta com o sistema Benner, recursos legado que estavam disponíveis apenas em desktop, usando Delphi e .NET Forms, e estão sendo adaptados para Workers.</text:span></text:p>
      <text:p text:style-name="P9">Para conectar <text:span text:style-name="T13">esses Workers legado com a API Rest principal usamos o AWS SQS (Simple Queue Service), </text:span><text:span text:style-name="T14">isolando o codigo legado em DLLs ou Workers e executando como consumers da fila.</text:span></text:p>
      <text:p text:style-name="P10">Com React, estou trabalhando com a versão 1<text:span text:style-name="T8">8</text:span>, estou usando VITE + Tailwind, muitas telas estou fazendo com a IA lovable.com. Os hooks que normalmente uso são radix-ui para a interface, axios para conectar com backend, <text:span text:style-name="T15">React Dom para gerenciar as páginas</text:span>, Auth0 SSO Login para ajuda com o login SSO e Auth0, etc.</text:p>
      <text:p text:style-name="P11"><text:soft-page-break/>Estou tentando implementar uma estrutura de TDD (Test-Drive<text:span text:style-name="T8">n</text:span> Development) na Caixa, onde o teste unitário <text:span text:style-name="T16">é desenvolvido</text:span> assim que o Bug for encontrando, antes até mesmo da correção do Bug em si.</text:p>
      <text:p text:style-name="P12">Atualmente trabalho com Oracle, o sistema padrão da benner usa como ORM o nHibernate, mas a todos os serviços que estamos criando para a consultoria usando E<text:span text:style-name="T17">F Core</text:span>, na camada de dados usamos o Repository Pattern. <text:span text:style-name="T17">Também tenho experiência ao criar, dar manutenção e depudar <text:s/>views e procedures em Oracle. Recentemente já trabalhei com projetos menores usando Postgres, MySQL e MongoDB, mas apenas como desenvolvedor ou fazendo queries simples, apenas interagindo com o ORM. Já trabalhei com Dapper nesses projetos pequenos e atualmente uso ADO.NET exclusivamente para chamadas que dependem de performace. Na Foursys e na Wimoveis já trabalhei com SQL Server, da mesma forma que trabalho com Oracle hoje, </text:span><text:span text:style-name="T18">usando views/procedures/triggers</text:span><text:span text:style-name="T17">, mas confesso que estou um pouco desatualizado. </text:span></text:p>
      <text:p text:style-name="P13">Sobre nuvem, <text:span text:style-name="T19">atualmente trabalho com o AWS configurando servidores virtuais usando o EC2 (Elastic Compute Cloud), containers em docker usando o ECS (Elastic Container Service) e EKS (Elastic Kubernetes Service), compartilhamento de arquivos usando o S3 (Simple Storage Service). </text:span><text:span text:style-name="T20">Já configurei todo tipo de serviço usando docker, APIs Rest, servidores web, RabbitMQ e workers. </text:span><text:span text:style-name="T21">Atualmente estou fazendo deploy usando GitHub Actions, usando integração contínua CI/CD para a AWS</text:span><text:span text:style-name="T20">. Referente a Azure, já cheguei a configurar servidores virtuais e containers, </text:span><text:span text:style-name="T21">só que bem menos que</text:span><text:span text:style-name="T20"> AWS. Já usei também os mesmos recursos da AWS mais na Digital Ocean. </text:span><text:span text:style-name="T15">Comecei estudando para tirar a certificação do Azure AZ-900, </text:span><text:span text:style-name="T22">fiz o curso preparatório na Coursera, mas acabei mudando para AWS e</text:span><text:span text:style-name="T20"> </text:span><text:span text:style-name="T22">e</text:span><text:span text:style-name="T20">stou estudando para tirar a certificação AWS Cloud Practioner CLF-C02. </text:span></text:p>
      <text:p text:style-name="P14">Referente a IA, normalmente uso o ChatGPT para consultas e dúvidas, Copilot no Visual Studio para geração código e Cursor, Copilot e Gemini no Visual Code.</text:p>
      <text:p text:style-name="P15"/>
      <text:p text:style-name="P16">Qual o seu maior desafio, projeto mais desafiador? </text:p>
      <text:p text:style-name="P17"><text:span text:style-name="T23">Meu maior desafio atualmente está em um projeto na Caixa, onde estamos substituindo uma ferramenta legada escrita em </text:span><text:span text:style-name="Strong_20_Emphasis"><text:span text:style-name="T23">Delphi</text:span></text:span><text:span text:style-name="T23">, chamada </text:span><text:span text:style-name="Emphasis"><text:span text:style-name="T2">Monitor de Processos</text:span></text:span><text:span text:style-name="T23">. Essa solução era responsável por mensageria, mas apresentava diversos problemas: não oferecia suporte a </text:span><text:span text:style-name="T24">DLQ</text:span><text:span text:style-name="T2"> </text:span><text:span text:style-name="T24">(</text:span><text:span text:style-name="Strong_20_Emphasis"><text:span text:style-name="T25">Dead Letter Queue</text:span></text:span><text:span text:style-name="Strong_20_Emphasis"><text:span text:style-name="T26">)</text:span></text:span><text:span text:style-name="T23">, não tinha controle eficiente de </text:span><text:span text:style-name="Strong_20_Emphasis"><text:span text:style-name="T23">retries</text:span></text:span><text:span text:style-name="T23">, não permitia </text:span><text:span text:style-name="Strong_20_Emphasis"><text:span text:style-name="T23">escalabilidade</text:span></text:span><text:span text:style-name="T23"> e gerava falhas recorrentes em produção.</text:span></text:p>
      <text:p text:style-name="P17"><text:span text:style-name="T23">Estamos migrando para o </text:span><text:span text:style-name="Strong_20_Emphasis"><text:span text:style-name="T25">RabbitMQ</text:span></text:span><text:span text:style-name="T23">, implementando conceitos </text:span><text:span text:style-name="T27">novos</text:span><text:span text:style-name="T23"> de mensageria, como </text:span><text:span text:style-name="Strong_20_Emphasis"><text:span text:style-name="T23">exchanges (direct, fanout, topic)</text:span></text:span><text:span text:style-name="T23">, </text:span><text:span text:style-name="Strong_20_Emphasis"><text:span text:style-name="T23">bindings</text:span></text:span><text:span text:style-name="T23">, </text:span><text:span text:style-name="Strong_20_Emphasis"><text:span text:style-name="T23">fila morta (DLQ)</text:span></text:span><text:span text:style-name="T23">, </text:span><text:span text:style-name="Strong_20_Emphasis"><text:span text:style-name="T23">confirmations</text:span></text:span><text:span text:style-name="T23"> e </text:span><text:span text:style-name="Strong_20_Emphasis"><text:span text:style-name="T23">retry policies</text:span></text:span><text:span text:style-name="T23">. A transição envolve adaptar partes críticas do legado Delphi, desenvolver novas bibliotecas em </text:span><text:span text:style-name="Strong_20_Emphasis"><text:span text:style-name="T23">.NET</text:span></text:span><text:span text:style-name="T23"> e integrar com microserviços já existentes.</text:span></text:p>
      <text:p text:style-name="P17"><text:span text:style-name="T23">Esse projeto é desafiador porque exige manter a compatibilidade com sistemas antigos ao mesmo tempo em que modernizamos a arquitetura, garantindo maior </text:span><text:span text:style-name="Strong_20_Emphasis"><text:span text:style-name="T23">resiliência, escalabilidade e observabilidade</text:span></text:span><text:span text:style-name="T23"> dos processos.</text:span></text:p>
      <text:p text:style-name="P16">Momento de conflito entre seu time e v<text:span text:style-name="T28">ocê</text:span>, e como foi resolvido? </text:p>
      <text:p text:style-name="P18"><text:soft-page-break/>Em um projeto, houve divergência entre o time sobre a melhor forma de implementar uma solução. Alguns defendiam a simplicidade imediata, outros pensavam no longo prazo. Ao invés de impor minha visão, promovi uma conversa aberta, ouvindo todos os pontos de vista. No fim, chegamos juntos a uma solução equilibrada. Esse momento reforçou que colaboração e diálogo são fundamentais para transformar conflitos em resultados positivos. </text:p>
      <text:p text:style-name="P16">Porque está saindo da empresa atual?</text:p>
      <text:p text:style-name="P18">Estou satisfeito com minha trajetória atual, mas busco novos desafios em empresas que utilizem tecnologias mais modernas, com foco em cloud, microsserviços e boas práticas de arquitetura. Além disso, procuro uma oportunidade em modelo remoto, que permita maior flexibilidade e colaboração em times distribuídos </text:p>
      <text:p text:style-name="P16">Pontos fortes e pontos fracos? </text:p>
      <text:p text:style-name="P19"><text:span text:style-name="T29">Sou dedicado, resiliente e consigo me adaptar rapidamente a novos desafios. </text:span>Sou uma pessoa mais tímida, especialmente em grandes grupos, mas venho trabalhando isso ao longo da minha carreira. Hoje já consigo me posicionar melhor em reuniões técnicas e apresentar soluções com mais segurança. </text:p>
      <text:p text:style-name="P20">O que você entende sobre boas práticas no desenvolvimento?</text:p>
      <text:p text:style-name="P20">Como você mensura a qualidade do seu código?</text:p>
      <text:p text:style-name="P20">O que você conhece sobre testes, porque são importantes e como eles te ajudam n desenvolvimento?</text:p>
      <text:p text:style-name="P20">Como você otimiza o seu código pensando em gerenciamento de memória?</text:p>
      <text:p text:style-name="P20">O que você entende sobre arquitetura de software e quais arquiteturas você ja trabalhos?</text:p>
      <text:p text:style-name="P21">Como implementar uma arquitetura escalável?</text:p>
      <text:list text:style-name="L1">
        <text:list-item>
          <text:p text:style-name="P22">Implementar um API Rest;</text:p>
        </text:list-item>
        <text:list-item>
          <text:p text:style-name="P22">No banco de dados implementar uma arquitetura master/slave, com um master replicando as alterações com múltiplos slaves;</text:p>
        </text:list-item>
        <text:list-item>
          <text:p text:style-name="P22">Leituras são feitas apenas nos slaves, as gravações apenas no master. As ferramentas de ORM tem configurações para separar essas operações;</text:p>
        </text:list-item>
        <text:list-item>
          <text:p text:style-name="P23">Implementar CQRS para ajudar na separação de read/write;</text:p>
        </text:list-item>
        <text:list-item>
          <text:p text:style-name="P22">Configurar multiplos servidores web e configurar um Load Balance;</text:p>
        </text:list-item>
        <text:list-item>
          <text:p text:style-name="P22">Implementar um Cache-Aside Pattern para usar um cache. <text:span text:style-name="T30">Se necessário implementar multiplos servidores de cache. Pode ser usar serviços de cache como elastic cache da AWS</text:span>;</text:p>
        </text:list-item>
        <text:list-item>
          <text:p text:style-name="P24">Se necessário configura um Auto scale na AWS, aumentando a quantidade de servidores web;</text:p>
        </text:list-item>
        <text:list-item>
          <text:p text:style-name="P24"><text:soft-page-break/>Se necessário pode criar uma redundância dos servidores web, banco de dados e cache em datacenters de localidade diferente por trás do Load Balance;</text:p>
        </text:list-item>
        <text:list-item>
          <text:p text:style-name="P25">Uso de serviço de mensageira com SQS;</text:p>
        </text:list-item>
        <text:list-item>
          <text:p text:style-name="P25">Implementar um pipeline para fazer deploy de toda essa estrutura;</text:p>
        </text:list-item>
      </text:list>
      <text:p text:style-name="P26"/>
      <text:p text:style-name="P26">2. Conhecimentos sobre Arquitetura <text:span text:style-name="T31">e boas práticas</text:span></text:p>
      <text:p text:style-name="P26"/>
      <text:p text:style-name="P27">O que é SOLID?</text:p>
      <text:p text:style-name="P28">O <text:span text:style-name="Strong_20_Emphasis">SOLID</text:span> é um conjunto de <text:span text:style-name="Strong_20_Emphasis">5 princípios de design de software orientado a objetos</text:span>, criados para deixar o código <text:span text:style-name="Strong_20_Emphasis">mais limpo, flexível e fácil de manter</text:span>. </text:p>
      <text:p text:style-name="P29">S — Single Responsibility Principle (Princípio da Responsabilidade Única)</text:p>
      <text:p text:style-name="P30">Cada classe deve ter apenas um motivo para mudar. Uma classe deve focar em uma única responsabilidade.</text:p>
      <text:p text:style-name="P30">Exemplo:</text:p>
      <text:p text:style-name="P30">❌ UserService que salva usuário no banco, manda email e gera relatório.</text:p>
      <text:p text:style-name="P30">✅ Separar em UserRepository, EmailService, ReportService.</text:p>
      <text:p text:style-name="P29">O — Open/Closed Principle (Princípio Aberto/Fechado)</text:p>
      <text:p text:style-name="P30">O código deve estar aberto para extensão, mas fechado para modificação. É possível adicionar novos comportamentos sem alterar o código existente.</text:p>
      <text:p text:style-name="P30">Exemplo:</text:p>
      <text:p text:style-name="P30">Em vez de usar if/else para cada forma de pagamento, criar interface IPayment e implementar PixPayment, CreditCardPayment.</text:p>
      <text:p text:style-name="P29">L — Liskov Substitution Principle (Princípio da Substituição de Liskov)</text:p>
      <text:p text:style-name="P30">Objetos de subclasses devem poder substituir os da superclasse sem quebrar o sistema. Se uma classe Filha herda de Pai, ela deve se comportar como um Pai.</text:p>
      <text:p text:style-name="P30">Exemplo:</text:p>
      <text:p text:style-name="P30">❌ Um Quadrado herdando de Retangulo pode quebrar regras ao sobrescrever largura/altura.</text:p>
      <text:p text:style-name="P30">✅ Melhor usar composição em vez de herança nesses casos.</text:p>
      <text:p text:style-name="P29">I — Interface Segregation Principle (Princípio da Segregação de Interfaces)</text:p>
      <text:p text:style-name="P30">Interfaces devem ser pequenas e específicas, para que classes não precisem implementar métodos que não usam.</text:p>
      <text:p text:style-name="P30"><text:soft-page-break/>Exemplo:</text:p>
      <text:p text:style-name="P30">❌ IWorker com métodos Work() e Eat().</text:p>
      <text:p text:style-name="P30">✅ Separar em IWorkable e Ieatable.</text:p>
      <text:p text:style-name="P29">D — Dependency Inversion Principle (Princípio da Inversão de Dependência)</text:p>
      <text:p text:style-name="P30">Dependa de abstrações e não de implementações concretas. Usar interfaces + injeção de dependência.</text:p>
      <text:p text:style-name="P31">O que é DDD?</text:p>
      <text:p text:style-name="P32"><text:span text:style-name="Strong_20_Emphasis">DDD (Domain-Driven Design)</text:span> é uma abordagem de desenvolvimento de software que coloca o <text:span text:style-name="Strong_20_Emphasis">domínio de negócio</text:span> no centro do design da aplicação. A ideia é modelar o sistema a partir da realidade do negócio, utilizando uma <text:span text:style-name="Strong_20_Emphasis">linguagem ubíqua</text:span> (compartilhada entre técnicos e especialistas de negócio) e separando responsabilidades em camadas bem definidas, como <text:span text:style-name="Strong_20_Emphasis">Domínio, Aplicação e Infraestrutura</text:span>. Com isso, o DDD facilita a construção de soluções mais <text:span text:style-name="Strong_20_Emphasis">flexíveis, escaláveis e alinhadas às regras de negócio</text:span>, além de reduzir o acoplamento e melhorar a manutenção a longo prazo. </text:p>
      <text:p text:style-name="P33">Qual a diferença entre domínio rico e domínio anêmico? </text:p>
      <text:p text:style-name="P32">Um <text:span text:style-name="T32">domínio anêmico</text:span> é quando as entidades do sistema carregam apenas dados, sem comportamentos, e toda a lógica de negócio fica espalhada em serviços externos, o que gera acoplamento e dificulta a manutenção. Já o <text:span text:style-name="T32">domínio rico</text:span> encapsula dados e regras dentro das próprias entidades, tornando o modelo mais expressivo, alinhado ao DDD e facilitando a testabilidade e evolução do sistema. </text:p>
      <text:p text:style-name="P34">O que é Arquitetura Hexagonal?</text:p>
      <text:p text:style-name="P35">A <text:span text:style-name="T32">Arquitetura Hexagonal</text:span>, também chamada de <text:span text:style-name="T32">Ports and Adapters</text:span>, é um estilo que separa a regra de negócio da aplicação da infraestrutura. A ideia é que o domínio fique no centro, independente de detalhes externos como banco de dados, APIs ou interface. A comunicação acontece por meio de portas (interfaces) e adaptadores (implementações), o que torna o sistema mais flexível, testável e fácil de evoluir, já que podemos trocar tecnologias sem impactar o núcleo do negócio.</text:p>
      <text:p text:style-name="P32"/>
      <text:p text:style-name="P36"><text:span text:style-name="T33">2</text:span>. <text:span text:style-name="T33">Design Pattners</text:span></text:p>
      <text:p text:style-name="P36"/>
      <text:p text:style-name="P37"><text:span text:style-name="T33">O que é </text:span>Repository Pattner?</text:p>
      <text:p text:style-name="P38"><text:span text:style-name="T34">O </text:span><text:span text:style-name="Strong_20_Emphasis"><text:span text:style-name="T34">Repository Pattern</text:span></text:span><text:span text:style-name="T34"> é um </text:span><text:span text:style-name="Strong_20_Emphasis"><text:span text:style-name="T34">abstrator de persistência</text:span></text:span><text:span text:style-name="T34">, que centraliza e organiza o acesso a dados, deixando o domínio livre de detalhes técnicos de banco. Ele ajuda em </text:span><text:span text:style-name="Strong_20_Emphasis"><text:span text:style-name="T34">testabilidade, manutenção e flexibilidade</text:span></text:span><text:span text:style-name="T34"> da aplicação.</text:span> </text:p>
      <text:p text:style-name="P39"><text:span text:style-name="T33">O que é </text:span><text:span text:style-name="T35">Inversão de Dependência</text:span>?</text:p>
      <text:p text:style-name="P32"><text:soft-page-break/>Inversão de dependência é um princípio do SOLID que diz que módulos de alto nível não devem depender de módulos de baixo nível, ambos devem depender de abstrações. Isso significa que em vez de uma classe depender diretamente de outra implementação concreta, ela depende de uma interface, e quem fornece a implementação é a injeção de dependência. Isso deixa o sistema mais flexível, desacoplado e fácil de testar, porque podemos trocar implementações sem alterar o código principal. </text:p>
      <text:p text:style-name="P33">O que é CQRS (Command Query Responsibility Segregation)? </text:p>
      <text:p text:style-name="P32">CQRS, ou <text:span text:style-name="Emphasis">Command Query Responsibility Segregation</text:span>, é um padrão arquitetural que separa as operações de leitura (queries) das operações de escrita (commands). A ideia é que comandos mudam o estado do sistema e não retornam dados, enquanto queries apenas leem informações sem alterar o estado. Essa separação facilita a escalabilidade, melhora a performance em cenários de alta volumetria e deixa a modelagem mais clara, podendo inclusive usar tecnologias diferentes para leitura e escrita. </text:p>
      <text:p text:style-name="P33">Qual a diferença entre api REST e RESTFUL? </text:p>
      <text:p text:style-name="P32">API REST é qualquer API que segue parcialmente os princípios do REST, como uso de HTTP, recursos e verbos. Já uma API RESTful é aquela que aplica de forma mais completa os princípios definidos por Roy Fielding, como: recursos bem definidos, uso correto de verbos HTTP (GET, POST, PUT, DELETE), URIs claras, stateless, cacheável e com representação dos dados em formatos como JSON. Ou seja, toda API RESTful é REST, mas nem toda API REST é totalmente RESTful. </text:p>
      <text:p text:style-name="P32"/>
      <text:p text:style-name="P40"><text:span text:style-name="T33">3</text:span>. Conhecimento <text:span text:style-name="T36">técnico em .NET</text:span></text:p>
      <text:p text:style-name="P40"/>
      <text:p text:style-name="P41">Me explique esses conceitos em .NET: Injeção de dependência, AddScoped, AddTrasient, AddSingleton</text:p>
      <text:p text:style-name="P40"><text:span text:style-name="T37">É um </text:span><text:span text:style-name="Strong_20_Emphasis"><text:span text:style-name="T37">padrão de design</text:span></text:span><text:span text:style-name="T37"> que consiste em fornecer as dependências de uma classe </text:span><text:span text:style-name="Strong_20_Emphasis"><text:span text:style-name="T37">de fora</text:span></text:span><text:span text:style-name="T37">, ao invés da própria classe criá-las. No .NET, isso é feito registrando serviços no </text:span><text:span text:style-name="Strong_20_Emphasis"><text:span text:style-name="T37">IoC Container</text:span></text:span><text:span text:style-name="T37"> (Inversion of Control). Assim, quando uma classe precisa de algo, o framework “injeta” a dependência automaticamente. </text:span></text:p>
      <text:list text:style-name="L2">
        <text:list-item>
          <text:p text:style-name="P42"><text:span text:style-name="Strong_20_Emphasis">Transient</text:span> → nova instância <text:span text:style-name="Strong_20_Emphasis">sempre</text:span> (leve, stateless).</text:p>
        </text:list-item>
        <text:list-item>
          <text:p text:style-name="P43"><text:span text:style-name="Strong_20_Emphasis">Scoped</text:span> → mesma instância por <text:span text:style-name="Strong_20_Emphasis">requisição</text:span> (bom para banco/repositórios).</text:p>
        </text:list-item>
        <text:list-item>
          <text:p text:style-name="P43"><text:span text:style-name="Strong_20_Emphasis">Singleton</text:span> → uma instância <text:span text:style-name="Strong_20_Emphasis">para toda a aplicação</text:span> (bom para caches/configurações).</text:p>
        </text:list-item>
      </text:list>
      <text:p text:style-name="P44">Qual a diferença entre Web API e Worker? </text:p>
      <text:p text:style-name="P45">A principal diferença é que a Web API é uma aplicação exposta via HTTP, criada para responder requisições externas — como um front-end, aplicativo mobile ou outro serviço. Já o Worker é um serviço em background, que não expõe endpoints por padrão e é usado para executar tarefas contínuas ou assíncronas, como processar mensagens em filas (RabbitMQ, Kafka), enviar e-mails <text:soft-page-break/>ou rodar jobs agendados. Em resumo, a API responde sob demanda, enquanto o Worker executa tarefas em segundo plano.</text:p>
      <text:p text:style-name="P44">Qual a diferença entre Thread e Task? </text:p>
      <text:p text:style-name="P45">Thread é a unidade de execução do sistema operacional: quando criamos uma thread, estamos abrindo um fluxo separado de execução, que é mais pesado e controlado manualmente. Já a Task é uma abstração de mais alto nível fornecida pela Task Parallel Library do .NET, que usa o ThreadPool internamente. Ou seja, em vez de controlar diretamente threads, usamos Tasks para programar de forma assíncrona e paralela, com suporte a async/await. Em resumo, Thread é baixo nível e pesado; Task é alto nível, mais leve e indicada para a maioria dos cenários modernos em .NET. </text:p>
      <text:p text:style-name="P46">Qual a diferença entre .NET Framework e .NET Core? </text:p>
      <text:p text:style-name="P47">O .NET Framework roda só em Windows e é usado em sistemas legados, enquanto o .NET Core é open source, multiplataforma e otimizado para cloud e containers. Hoje, para novos projetos, sempre escolheria .NET Core (ou .NET 6/7/8), pois é o caminho de evolução da plataforma.</text:p>
      <text:p text:style-name="P46">Como funciona o Garbage Collector no .NET? </text:p>
      <text:p text:style-name="P47">O Garbage Collector no .NET gerencia a memória automaticamente. Ele usa um heap gerenciado dividido em gerações e coleta objetos que não têm mais referências, liberando memória sem que o desenvolvedor precise desalocar manualmente. Isso garante performance, segurança e evita vazamentos de memória. </text:p>
      <text:p text:style-name="P46">Explique programação assíncrona em .NET (async/await) e sua importância. </text:p>
      <text:p text:style-name="P46">Quais tipos de cache você pode usar em .NET e quando? </text:p>
      <text:p text:style-name="P46">Quais princípios do SOLID você aplica no desenvolvimento .NET? </text:p>
      <text:p text:style-name="P46">Como funciona o middleware no ASP.NET Core? </text:p>
      <text:p text:style-name="P46">O que é o CLR (Common Language Runtime)? </text:p>
      <text:p text:style-name="P46">Quais diferenças entre Collection vs IQueryable em LINQ? </text:p>
      <text:p text:style-name="P47">A diferença é que uma Collection (IEnumerable) roda LINQ em memória (LINQ to Objects), já o IQueryable constrói uma árvore de expressão que pode ser traduzida para SQL pelo provider (ex.: EF). Eu uso IQueryable para consultas a banco e Collection quando já tenho os dados em memória.</text:p>
      <text:p text:style-name="P46">Como você otimiza consultas no Entity Framework Core (ex: evitar N+1)? </text:p>
      <text:p text:style-name="P47">Para evitar N+1 no EF Core eu desligo lazy loading e uso eager loading com <text:span text:style-name="T32">Include / ThenInclude </text:span>(ou explicit loading quando preciso de controle). Prefiro projeções (Select para DTOs) em vez de materializar grafo inteiro. Aplico <text:span text:style-name="T32">AsNoTracking</text:span> para leitura, e <text:span text:style-name="T32">AsNoTrackingWithIdentityResolution</text:span> quando há navegações. Em coleções grandes, uso <text:span text:style-name="T32">AsSplitQuery() </text:span>para evitar explosão cartesiana e, quando faz sentido, filtered include <text:span text:style-name="T32">(Include(p =&gt; p.Itens.Where(...)))</text:span>. Também paginação (Skip/Take), filtro no servidor (sem client eval), índices <text:soft-page-break/>adequados, e compiled queries para rotas quentes. Se ainda faltar performance, parto para Dapper/SQL no trecho crítico.</text:p>
      <text:p text:style-name="P46">Como você implementa tasks/background jobs em .NET (ex: IHostedService)? </text:p>
      <text:p text:style-name="P47">Para jobs em background no .NET eu uso Hosted Services: I<text:span text:style-name="T38">H</text:span>ostedService / BackgroundService (Worker Service ou dentro do ASP.NET Core). Eles rodam junto ao host, recebem DI, suportam CancellationToken e graceful shutdown. Para agendamento/filas, uso Hangfire / Quartz.NET ou consumidores de RabbitMQ / SQS / Kafka dentro de um BackgroundService. Em cenários transacionais, crio scopes (IServiceScopeFactory) para resolver serviços scoped (ex.: DbContext), aplico retry / backoff (Polly) e exponho telemetria (logs / OpenTelemetry). Para workloads serverless, considero Azure Functions / AWS Lambda.</text:p>
      <text:p text:style-name="P46">Como você faz profiling e monitora performance (ex: dotTrace, dotMemory)? </text:p>
      <text:p text:style-name="P46">Como você lida com versão de configurações em múltiplos ambientes (.NET)? </text:p>
      <text:p text:style-name="P46">Como você gerencia secrets e configurações sensíveis (Azure Key Vault, Secret Manager)?</text:p>
      <text:p text:style-name="P46">Descreva um bug crítico em produção .NET que você solucionou com impacto mínimo aos usuários. </text:p>
      <text:p text:style-name="P46">Como você lidera e orienta desenvolvedores júnior em um projeto .NET complexo? </text:p>
      <text:p text:style-name="P46">Explique um problema de performance que você diagnosticou e como resolveu. </text:p>
      <text:p text:style-name="P46">Qual a diferença entre ASP.NET MVC e ASP.NET Web Forms? Quando você usaria cada um?</text:p>
      <text:p text:style-name="P47">O ASP.NET Web Forms segue o modelo de eventos e abstrai muito do HTTP, mas gera aplicações mais pesadas e com menos controle do HTML. Já o ASP.NET MVC segue o padrão Model-View-Controller, separa responsabilidades, facilita testes e é mais alinhado com práticas modernas de desenvolvimento web. Hoje, para sistemas corporativos e APIs, eu usaria MVC; Web Forms só faria sentido em sistemas legados já existentes.</text:p>
      <text:p text:style-name="P46">Qual a diferença entre Middleware e Action Filters no ASP.NET Core?</text:p>
      <text:p text:style-name="P47">Middleware atua no pipeline global, interceptando todas as requisições HTTP, enquanto Action Filters são específicos do MVC, aplicados em controllers ou actions para tratar lógica de pré e pós-execução. Uso middleware para cross-cutting concerns globais, e filters para lógica ligada diretamente ao ciclo de vida do MVC.</text:p>
      <text:p text:style-name="P46">Qual a diferença entre await AsyncMethod() e AsyncMethod().Result?</text:p>
      <text:p text:style-name="P47">A diferença é que <text:span text:style-name="T32">await AsyncMethod()</text:span> roda de forma assíncrona sem bloquear a thread, enquanto <text:span text:style-name="T32">AsyncMethod().Result</text:span> bloqueia até a conclusão e pode causar deadlocks. Sempre que possível prefiro await, porque mantém o fluxo realmente assíncrono e escalável.</text:p>
      <text:p text:style-name="P46"><text:soft-page-break/>Quais os benefícios de usar Blazor no desenvolvimento web?</text:p>
      <text:p text:style-name="P46">Explique o modelo de threading preemptivo comparado ao modelo cooperativo.</text:p>
      <text:p text:style-name="P46">O que faz um compilador Just-In-Time (JIT) e quais suas vantagens no .NET?</text:p>
      <text:p text:style-name="P47">O JIT no .NET pega o código IL e compila em instruções nativas no momento da execução. Isso traz portabilidade, otimizações específicas de hardware e compila apenas o necessário, garantindo melhor performance e segurança </text:p>
      <text:p text:style-name="P48"><text:span text:style-name="T39">4</text:span>. Conhecimento <text:span text:style-name="T36">técnico em </text:span><text:span text:style-name="T39">REACT</text:span></text:p>
      <text:p text:style-name="P48"/>
      <text:p text:style-name="P49">Qual a versão atual do REACT?</text:p>
      <text:p text:style-name="P50">A versão mais recente do <text:span text:style-name="Strong_20_Emphasis">React (estável)</text:span> é a <text:span text:style-name="Strong_20_Emphasis">v1</text:span><text:span text:style-name="Strong_20_Emphasis"><text:span text:style-name="T40">8</text:span></text:span>, publicada há cerca de um mês </text:p>
      <text:p text:style-name="P46">Qual a vantagem de usar REACT ao invês do angular? </text:p>
      <text:p text:style-name="P47"><text:span text:style-name="T41">C</text:span>omunidade enorme, vasto número de libs/UI kits e grande disponibilidade de profissionais. </text:p>
      <text:p text:style-name="P48"/>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7T14:58:28.605870500</meta:creation-date>
    <dc:date>2025-09-03T10:05:16.060847200</dc:date>
    <meta:editing-duration>P1DT2H30M14S</meta:editing-duration>
    <meta:editing-cycles>47</meta:editing-cycles>
    <meta:generator>LibreOffice/25.8.1.1$Windows_X86_64 LibreOffice_project/54047653041915e595ad4e45cccea684809c77b5</meta:generator>
    <meta:document-statistic meta:table-count="0" meta:image-count="0" meta:object-count="0" meta:page-count="9" meta:paragraph-count="127" meta:word-count="3096" meta:character-count="19943" meta:non-whitespace-character-count="16938"/>
  </office:meta>
</office:document-meta>
</file>